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b55" officeooo:paragraph-rsid="000bcb55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ext_20_body">
      <style:paragraph-properties fo:margin-left="1.27cm" fo:margin-right="0cm" fo:text-indent="0cm" style:auto-text-indent="false" style:writing-mode="lr-tb"/>
      <style:text-properties fo:background-color="transparent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officeooo:paragraph-rsid="000bcb55" fo:background-color="transparent"/>
    </style:style>
    <style:style style:name="P7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</style:style>
    <style:style style:name="P9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bcb55" fo:background-color="transparent" loext:char-shading-value="0"/>
    </style:style>
    <style:style style:name="T3" style:family="text">
      <style:text-properties officeooo:rsid="000dc421" fo:background-color="transparent" loext:char-shading-value="0"/>
    </style:style>
    <style:style style:name="T4" style:family="text">
      <style:text-properties officeooo:rsid="00107d70" fo:background-color="transparent" loext:char-shading-value="0"/>
    </style:style>
    <style:style style:name="T5" style:family="text">
      <style:text-properties officeooo:rsid="000bcb5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ba0495e1-7fff-44c5-ab70-01f7fec55d77"/>Evaluación Inicial</text:p>
      <text:p text:style-name="P2"><text:span text:style-name="T1">Nombre y cómo quieres que me dirija a ti.<text:line-break/></text:span><text:span text:style-name="T2">Ignacio </text:span></text:p>
      <text:p text:style-name="Text_20_body"/>
      <text:p text:style-name="P2"><text:span text:style-name="T1">Formación previa relacionada (cursos, otros ciclos, estudios…) o indicar si se viene de bachillerato.<text:line-break/></text:span><text:span text:style-name="T2">Nada</text:span></text:p>
      <text:p text:style-name="Text_20_body"/>
      <text:p text:style-name="P2"><text:span text:style-name="T1">Si tienes interés por algún aspecto en concreto del módulo o preferencia por aprender algo en particular, indícalo.<text:line-break/></text:span><text:span text:style-name="T2">Me gustan todos los aspectos del ciclo</text:span></text:p>
      <text:p text:style-name="Text_20_body"/>
      <text:p text:style-name="P3">Responde a las siguientes cuestiones técnicas sin ayuda. Intenta responder aunque no estés seguro, pero puedes dejarla en blanco. No cuenta para nota.</text:p>
      <text:p text:style-name="Text_20_body"/>
      <text:list text:style-name="L1">
        <text:list-item>
          <text:p text:style-name="P5">¿Qué entiendes por interfaz Web?</text:p>
        </text:list-item>
      </text:list>
      <text:p text:style-name="P4"><text:span text:style-name="T5">La parte visual que ve el cliente y en la que se basa la experiencia de usuario</text:span><text:line-break/></text:p>
      <text:list text:style-name="L2">
        <text:list-item>
          <text:p text:style-name="P8"><text:span text:style-name="T1">¿Para qué crees que sirve realizar un prototipo dentro de un proyecto de diseño?<text:line-break/></text:span><text:span text:style-name="T2">Para visualizar el formato que va a tener una vez terinado</text:span><text:span text:style-name="T1"><text:line-break/></text:span></text:p>
        </text:list-item>
        <text:list-item>
          <text:p text:style-name="P6">Cita todos los elementos que conozcas de una página web</text:p>
          <text:p text:style-name="P6"><text:line-break/></text:p>
        </text:list-item>
      </text:list>
      <text:list text:style-name="L3">
        <text:list-item>
          <text:p text:style-name="P9"><text:span text:style-name="T1">¿Sabrías decir alguna diferencia entre HTML4 y HTML5? <text:line-break/><text:line-break/></text:span><text:span text:style-name="T1"/></text:p>
        </text:list-item>
        <text:list-item>
          <text:p text:style-name="P9"><text:span text:style-name="T1">¿Qué es el sistema de colores RGB?<text:line-break/></text:span><text:span text:style-name="T2">Una mezcla de colores </text:span><text:span text:style-name="T1"><text:line-break/></text:span></text:p>
        </text:list-item>
        <text:list-item>
          <text:p text:style-name="P9"><text:span text:style-name="T1">Indica todos los lenguajes de hojas de estilos que conozcas<text:line-break/><text:line-break/></text:span><text:span text:style-name="T1"/></text:p>
        </text:list-item>
        <text:list-item>
          <text:p text:style-name="P9"><text:span text:style-name="T1">¿Qué significan las siglas CSS?<text:line-break/></text:span><text:span text:style-name="T4">C style sheet</text:span></text:p>
        </text:list-item>
        <text:list-item>
          <text:p text:style-name="P9"><text:span text:style-name="T1">¿En qué consiste la herencia?<text:line-break/></text:span><text:span text:style-name="T2">En adquirir una cualidad de una clase, al menos en java</text:span><text:span text:style-name="T1"><text:line-break/></text:span></text:p>
        </text:list-item>
        <text:list-item>
          <text:p text:style-name="P9"><text:soft-page-break/><text:span text:style-name="T1">¿Cuántos selectores para delimitar elementos HTML conoces?<text:line-break/><text:line-break/></text:span><text:span text:style-name="T1"/></text:p>
        </text:list-item>
        <text:list-item>
          <text:p text:style-name="P9"><text:span text:style-name="T1">¿Cuántas propiedades de fuente conoces? Por ejemplo para el tamaño de la fuente<text:line-break/><text:line-break/></text:span><text:span text:style-name="T1"/></text:p>
        </text:list-item>
        <text:list-item>
          <text:p text:style-name="P9"><text:span text:style-name="T1">¿Qué software de edición de imágenes sueles usar?<text:line-break/></text:span></text:p>
        </text:list-item>
        <text:list-item>
          <text:p text:style-name="P9"><text:span text:style-name="T1">¿Y para edición de video?<text:line-break/><text:line-break/></text:span></text:p>
        </text:list-item>
        <text:list-item>
          <text:p text:style-name="P9"><text:span text:style-name="T1">¿Qué diferencia hay entre animación y transición?<text:line-break/></text:span><text:span text:style-name="T2">Animaci</text:span><text:span text:style-name="T3">ó</text:span><text:span text:style-name="T2">n es video y transición es un conjunto de imágenes que simulan movimiento</text:span><text:span text:style-name="T1"><text:line-break/></text:span></text:p>
        </text:list-item>
        <text:list-item>
          <text:p text:style-name="P9"><text:span text:style-name="T1">¿Conoces alguna herramienta para verificar la calidad de una web?<text:line-break/><text:line-break/></text:span><text:span text:style-name="T1"/></text:p>
        </text:list-item>
        <text:list-item>
          <text:p text:style-name="P9"><text:span text:style-name="T1">¿De qué se encarga el W3C?<text:line-break/><text:line-break/></text:span><text:span text:style-name="T1"/></text:p>
        </text:list-item>
        <text:list-item>
          <text:p text:style-name="P9"><text:span text:style-name="T1">¿Se te ocurre alguna medida que pueda aplicarse para hacer una web más accesible?<text:line-break/><text:line-break/></text:span><text:span text:style-name="T1"/></text:p>
        </text:list-item>
        <text:list-item>
          <text:p text:style-name="P9"><text:span text:style-name="T1">¿Qué es un diseño responsivo?<text:line-break/><text:line-break/></text:span><text:span text:style-name="T1"/></text:p>
        </text:list-item>
        <text:list-item>
          <text:p text:style-name="P9"><text:span text:style-name="T1">¿Te suenan Grid Layout y Flexbox?<text:line-break/></text:span><text:span text:style-name="T4">Grid layout es la cuadricula en la que se divide el frame</text:span><text:span text:style-name="T1"><text:line-break/></text:span></text:p>
        </text:list-item>
        <text:list-item>
          <text:p text:style-name="P9"><text:span text:style-name="T1">Describe la arquitectura cliente - servidor<text:line-break/></text:span><text:span text:style-name="T2">El cliente demanda una pagina web mediante una slicitud a un servidor y este la devuelve en forma de html o javascript</text:span><text:span text:style-name="T1"><text:line-break/></text:span></text:p>
        </text:list-item>
        <text:list-item>
          <text:p text:style-name="P7">¿Qué aplicaciones usarías para crear tu propia página Web? Imagina que tienes un negocio y quieres crear una Web para el mismo.</text:p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0:55:34.080000000</meta:creation-date>
    <dc:date>2024-09-20T11:05:39.437000000</dc:date>
    <meta:editing-duration>PT10M4S</meta:editing-duration>
    <meta:editing-cycles>4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28" meta:word-count="361" meta:character-count="2085" meta:non-whitespace-character-count="1739"/>
  </office:meta>
</office:document-meta>
</file>